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none" fo:border-right="0.05pt solid #000000" fo:border-top="none" fo:border-bottom="0.05pt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4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Commande N° <text:s text:c="25"/>du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Informations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Sit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Téléphon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Adresse de facturation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2">Sujet</text:p>
          </table:table-cell>
          <table:table-cell table:style-name="Tableau1.B8" office:value-type="string">
            <text:p text:style-name="Table_20_Contents">Commande pour la bibliothèque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2">Fournisseu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Commande</text:p>
          </table:table-cell>
        </table:table-row>
        <table:table-row table:style-name="Tableau2.2">
          <table:table-cell table:style-name="Tableau2.A2" office:value-type="string">
            <text:p text:style-name="Table_20_Contents">Information de livraison:</text:p>
          </table:table-cell>
        </table:table-row>
      </table:table>
      <text:p text:style-name="Standard"/>
      <text:p text:style-name="P1"><draw:rect text:anchor-type="paragraph" draw:z-index="1" draw:style-name="gr1" draw:text-style-name="P4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P3">RECAPITULATIF POUR LE BORDEREAU N°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aul Poulain</meta:initial-creator>
    <meta:creation-date>2009-02-18T12:12:46</meta:creation-date>
    <dc:date>2013-07-11T12:55:59</dc:date>
    <meta:printed-by>Paul Poulain</meta:printed-by>
    <meta:print-date>2009-02-18T13:51:16</meta:print-date>
    <meta:editing-cycles>35</meta:editing-cycles>
    <meta:editing-duration>PT10H39M13S</meta:editing-duration>
    <dc:creator>christophe </dc:creator>
    <meta:document-statistic meta:table-count="2" meta:image-count="0" meta:object-count="0" meta:page-count="2" meta:paragraph-count="14" meta:word-count="27" meta:character-count="226" meta:non-whitespace-character-count="175"/>
    <meta:user-defined meta:name="Info 1"/>
    <meta:user-defined meta:name="Info 2"/>
    <meta:user-defined meta:name="Info 3"/>
    <meta:user-defined meta:name="Info 4"/>
  </office:meta>
</office:document-meta>
</file>